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1.2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5cm" fo:min-width="0.3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.3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5cm" fo:min-width="0.3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2cm" fo:min-width="1.2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5cm" fo:min-width="0.199cm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969cm" svg:height="2.159cm" svg:x="2.524cm" svg:y="1.851cm">
          <text:p text:style-name="P1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029cm" svg:height="2.216cm" svg:x="2.464cm" svg:y="5.018cm">
          <text:p text:style-name="P1">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096cm" svg:height="2.286cm" svg:x="2.524cm" svg:y="8.239cm">
          <text:p text:style-name="P1">Operation De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286cm" svg:y1="10.525cm" svg:x2="3.286cm" svg:y2="12.684cm">
          <text:p/>
        </draw:line>
        <draw:line draw:style-name="gr2" draw:text-style-name="P1" draw:layer="layout" svg:x1="7.985cm" svg:y1="10.525cm" svg:x2="7.985cm" svg:y2="12.684cm">
          <text:p/>
        </draw:line>
        <draw:line draw:style-name="gr2" draw:text-style-name="P1" draw:layer="layout" svg:x1="7.223cm" svg:y1="10.525cm" svg:x2="7.223cm" svg:y2="12.684cm">
          <text:p/>
        </draw:line>
        <draw:line draw:style-name="gr2" draw:text-style-name="P1" draw:layer="layout" svg:x1="6.461cm" svg:y1="10.525cm" svg:x2="6.461cm" svg:y2="12.684cm">
          <text:p/>
        </draw:line>
        <draw:frame draw:style-name="gr3" draw:layer="layout" svg:width="2.183cm" svg:height="1.276cm" svg:x="3.921cm" svg:y="11.033cm">
          <draw:text-box>
            <text:p><text:span text:style-name="T1">…</text:span><text:span text:style-name="T1">...</text:span></text:p>
          </draw:text-box>
        </draw:frame>
        <draw:frame draw:style-name="gr4" draw:layer="layout" svg:width="1.056cm" svg:height="1.171cm" svg:x="7.477cm" svg:y="12.911cm">
          <draw:text-box>
            <text:p>q<text:span text:style-name="T2">1</text:span></text:p>
          </draw:text-box>
        </draw:frame>
        <draw:frame draw:style-name="gr5" draw:layer="layout" svg:width="1.056cm" svg:height="1.171cm" svg:x="6.802cm" svg:y="12.883cm">
          <draw:text-box>
            <text:p>q<text:span text:style-name="T2">2</text:span></text:p>
          </draw:text-box>
        </draw:frame>
        <draw:frame draw:style-name="gr4" draw:layer="layout" svg:width="1.056cm" svg:height="1.171cm" svg:x="6.08cm" svg:y="12.91cm">
          <draw:text-box>
            <text:p>q<text:span text:style-name="T2">3</text:span></text:p>
          </draw:text-box>
        </draw:frame>
        <draw:frame draw:style-name="gr6" draw:layer="layout" svg:width="1.056cm" svg:height="1.171cm" svg:x="2.778cm" svg:y="12.91cm">
          <draw:text-box>
            <text:p>q<text:span text:style-name="T2">n</text:span></text:p>
          </draw:text-box>
        </draw:frame>
        <draw:custom-shape draw:style-name="gr1" draw:text-style-name="P1" draw:layer="layout" svg:width="6.096cm" svg:height="2.286cm" svg:x="2.724cm" svg:y="19.05cm">
          <text:p text:style-name="P1">Timing De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405cm" svg:y1="19.05cm" svg:x2="3.405cm" svg:y2="16.764cm">
          <text:p/>
        </draw:line>
        <draw:line draw:style-name="gr2" draw:text-style-name="P1" draw:layer="layout" svg:x1="8.104cm" svg:y1="19.05cm" svg:x2="8.104cm" svg:y2="16.764cm">
          <text:p/>
        </draw:line>
        <draw:line draw:style-name="gr2" draw:text-style-name="P1" draw:layer="layout" svg:x1="7.342cm" svg:y1="19.05cm" svg:x2="7.342cm" svg:y2="16.764cm">
          <text:p/>
        </draw:line>
        <draw:line draw:style-name="gr2" draw:text-style-name="P1" draw:layer="layout" svg:x1="6.58cm" svg:y1="19.05cm" svg:x2="6.58cm" svg:y2="16.764cm">
          <text:p/>
        </draw:line>
        <draw:frame draw:style-name="gr7" draw:layer="layout" svg:width="-2.183cm" svg:height="-1.351cm" svg:x="6.223cm" svg:y="18.512cm">
          <draw:text-box>
            <text:p><text:span text:style-name="T1">…</text:span><text:span text:style-name="T1">...</text:span></text:p>
          </draw:text-box>
        </draw:frame>
        <draw:frame draw:style-name="gr8" draw:layer="layout" svg:width="0.883cm" svg:height="1.171cm" svg:x="7.58cm" svg:y="15.511cm">
          <draw:text-box>
            <text:p>t<text:span text:style-name="T2">1</text:span></text:p>
          </draw:text-box>
        </draw:frame>
        <draw:frame draw:style-name="gr8" draw:layer="layout" svg:width="0.883cm" svg:height="1.171cm" svg:x="6.981cm" svg:y="15.512cm">
          <draw:text-box>
            <text:p>t<text:span text:style-name="T2">2</text:span></text:p>
          </draw:text-box>
        </draw:frame>
        <draw:frame draw:style-name="gr8" draw:layer="layout" svg:width="0.883cm" svg:height="1.171cm" svg:x="6.181cm" svg:y="15.512cm">
          <draw:text-box>
            <text:p>t<text:span text:style-name="T2">3</text:span></text:p>
          </draw:text-box>
        </draw:frame>
        <draw:frame draw:style-name="gr8" draw:layer="layout" svg:width="0.883cm" svg:height="1.171cm" svg:x="2.981cm" svg:y="15.512cm">
          <draw:text-box>
            <text:p>t<text:span text:style-name="T2">7</text:span></text:p>
          </draw:text-box>
        </draw:frame>
        <draw:custom-shape draw:style-name="gr9" draw:text-style-name="P1" draw:layer="layout" svg:width="5.842cm" svg:height="5.842cm" svg:x="11.525cm" svg:y="1.762cm">
          <text:p text:style-name="P1">Memory Unit</text:p>
          <text:p text:style-name="P1">256 X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42cm" svg:height="2.159cm" svg:x="11.525cm" svg:y="8.252cm">
          <text:p text:style-name="P1">MB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42cm" svg:height="2.363cm" svg:x="11.525cm" svg:y="12.049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42cm" svg:height="2.383cm" svg:x="11.525cm" svg:y="15.554cm">
          <text:p text:style-name="P1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842cm" svg:height="2.286cm" svg:x="11.525cm" svg:y="19.034cm">
          <text:p text:style-name="P1">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541cm" svg:y1="20.431cm" svg:x2="8.874cm" svg:y2="20.43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rabindo Jayamohanan</meta:initial-creator>
    <meta:creation-date>2012-01-26T00:02:07</meta:creation-date>
    <dc:date>2012-01-26T00:26:10</dc:date>
    <dc:creator>Aurabindo Jayamohanan</dc:creator>
    <meta:editing-duration>PT8M1S</meta:editing-duration>
    <meta:editing-cycles>1</meta:editing-cycles>
    <meta:document-statistic meta:object-count="28"/>
    <meta:generator>LibreOffice/3.4$Linux LibreOffice_project/340m1$Build-402</meta:generator>
  </office:meta>
</office:document-meta>
</file>